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4.625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8.096cm"/>
    </style:style>
    <style:style style:name="co6" style:family="table-column">
      <style:table-column-properties fo:break-before="auto" style:column-width="8.0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931cm" fo:break-before="auto" style:use-optimal-row-height="false"/>
    </style:style>
    <style:style style:name="ro4" style:family="table-row">
      <style:table-row-properties style:row-height="0.852cm" fo:break-before="auto" style:use-optimal-row-height="false"/>
    </style:style>
    <style:style style:name="ro5" style:family="table-row">
      <style:table-row-properties style:row-height="1.032cm" fo:break-before="auto" style:use-optimal-row-height="fals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/>
      <table:table table:name="Jobs" table:style-name="ta1">
        <table:table-column table:style-name="co5" table:default-cell-style-name="ce1"/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halmers (dead 21/01)</text:p>
          </table:table-cell>
          <table:table-cell office:value-type="string" calcext:value-type="string">
            <text:p><text:a xlink:href="https://www.chalmers.se/sv/om-chalmers/Arbeta-pa-Chalmers/lediga-tjanster/Sidor/default.aspx?rmpage=job&amp;rmjob=9847" xlink:type="simple">https://www.chalmers.se/sv/om-chalmers/Arbeta-pa-Chalmers/lediga-tjanster/Sidor/default.aspx?rmpage=job&amp;rmjob=9847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eele Alife</text:p>
          </table:table-cell>
          <table:table-cell office:value-type="string" calcext:value-type="string">
            <text:p><text:a xlink:href="https://www.jobs.ac.uk/job/CKF597/lecturer-in-computer-science-3-posts" xlink:type="simple">https://www.jobs.ac.uk/job/CKF597/lecturer-in-computer-science-3-post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lasgow</text:p>
          </table:table-cell>
          <table:table-cell office:value-type="string" calcext:value-type="string">
            <text:p><text:a xlink:href="https://www.jobs.ac.uk/job/CJM335/research-associate-fellow-in-geo-statistics" xlink:type="simple">https://www.jobs.ac.uk/job/CJM335/research-associate-fellow-in-geo-statistics</text:a></text:p>
          </table:table-cell>
          <table:table-cell table:number-columns-repeated="2"/>
          <table:table-cell office:value-type="string" calcext:value-type="string">
            <text:p><text:a xlink:href="https://www.jobs.ac.uk/job/CJM396/research-associate-fellow-in-signal-processing-for-mapping" xlink:type="simple">https://www.jobs.ac.uk/job/CJM396/research-associate-fellow-in-signal-processing-for-mapping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ronto (Mike)</text:p>
          </table:table-cell>
          <table:table-cell office:value-type="string" calcext:value-type="string">
            <text:p><text:a xlink:href="https://jobs.utoronto.ca/job/Toronto-Assistant-Professor-Geographic-Information-Systems-%28GIS%29-ON/550563717/" xlink:type="simple">https://jobs.utoronto.ca/job/Toronto-Assistant-Professor-Geographic-Information-Systems-%28GIS%29-ON/550563717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 Andrews</text:p>
          </table:table-cell>
          <table:table-cell office:value-type="string" calcext:value-type="string">
            <text:p><text:a xlink:href="https://www.vacancies.st-andrews.ac.uk/Vacancies/W/1010/0/311559/889/associate-lecturer-education-focused-in-geography-and-sustainable-development-ao1737nb" xlink:type="simple">https://www.vacancies.st-andrews.ac.uk/Vacancies/W/1010/0/311559/889/associate-lecturer-education-focused-in-geography-and-sustainable-development-ao1737nb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rpool</text:p>
          </table:table-cell>
          <table:table-cell office:value-type="string" calcext:value-type="string">
            <text:p><text:a xlink:href="https://my.corehr.com/pls/ulivrecruit/erq_jobspec_version_4.display_form?p_company=1&amp;p_internal_external=E&amp;p_display_in_irish=N&amp;p_process_type=&amp;p_applicant_no=&amp;p_form_profile_detail=&amp;p_display_apply_ind=Y&amp;p_refresh_search=Y&amp;p_recruitment_id=033372" xlink:type="simple">https://my.corehr.com/pls/ulivrecruit/erq_jobspec_version_4.display_form?p_company=1&amp;p_internal_external=E&amp;p_display_in_irish=N&amp;p_process_type=&amp;p_applicant_no=&amp;p_form_profile_detail=&amp;p_display_apply_ind=Y&amp;p_refresh_search=Y&amp;p_recruitment_id=033372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irkbeck lecturer</text:p>
          </table:table-cell>
          <table:table-cell office:value-type="string" calcext:value-type="string">
            <text:p><text:a xlink:href="https://cis7.bbk.ac.uk/vacancy/lecturer-geographic-data-science-455128.html" xlink:type="simple">https://cis7.bbk.ac.uk/vacancy/lecturer-geographic-data-science-455128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rpool (dead 08/09)</text:p>
          </table:table-cell>
          <table:table-cell office:value-type="string" calcext:value-type="string">
            <text:p><text:a xlink:href="https://www.jobs.ac.uk/job/CHU836/lecturer-in-urban-analytics" xlink:type="simple">https://www.jobs.ac.uk/job/CHU836/lecturer-in-urban-analytics</text:a></text:p>
          </table:table-cell>
          <table:table-cell/>
          <table:table-cell office:value-type="string" calcext:value-type="string">
            <text:p><text:a xlink:href="https://www.jobs.ac.uk/job/CHU855/lecturer-in-population-science" xlink:type="simple">https://www.jobs.ac.uk/job/CHU855/lecturer-in-population-science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cturer Sheffield</text:p>
          </table:table-cell>
          <table:table-cell office:value-type="string" calcext:value-type="string">
            <text:p><text:a xlink:href="https://www.jobs.ac.uk/job/CHP594/lecturer-senior-lecturer-in-geographical-information-science" xlink:type="simple">https://www.jobs.ac.uk/job/CHP594/lecturer-senior-lecturer-in-geographical-information-science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ltrecht (dead 08/09)</text:p>
          </table:table-cell>
          <table:table-cell office:value-type="string" calcext:value-type="string">
            <text:p><text:a xlink:href="https://www.uu.nl/en/organisation/working-at-utrecht-university/jobs/four-assistant-professors-tenure-track-of-human-geography-spatial-planning-08-10-fte" xlink:type="simple">https://www.uu.nl/en/organisation/working-at-utrecht-university/jobs/four-assistant-professors-tenure-track-of-human-geography-spatial-planning-08-10-fte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ME immob data sci (mail 12/07/2021)</text:p>
          </table:table-cell>
          <table:table-cell office:value-type="string" calcext:value-type="string">
            <text:p><text:a xlink:href="http://www.rd2conseil.com/emplois/ypt/" xlink:type="simple">http://www.rd2conseil.com/emplois/ypt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agenigen</text:p>
          </table:table-cell>
          <table:table-cell office:value-type="string" calcext:value-type="string">
            <text:p><text:a xlink:href="https://www.wur.nl/en/vacancy/Assistant-or-Associate-Professor-in-Geo-information-Science.htm" xlink:type="simple">https://www.wur.nl/en/vacancy/Assistant-or-Associate-Professor-in-Geo-information-Science.htm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<text:a xlink:href="https://atsv7.wcn.co.uk/search_engine/jobs.cgi?owner=5041385&amp;ownertype=fair&amp;jcode=1876974&amp;vt_template=966&amp;adminview=1" xlink:type="simple">https://atsv7.wcn.co.uk/search_engine/jobs.cgi?owner=5041385&amp;ownertype=fair&amp;jcode=1876974&amp;vt_template=966&amp;adminview=1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atsv7.wcn.co.uk/search_engine/jobs.cgi?owner=5041385&amp;ownertype=fair&amp;jcode=1876971&amp;vt_template=965&amp;adminview=1" xlink:type="simple">https://atsv7.wcn.co.uk/search_engine/jobs.cgi?owner=5041385&amp;ownertype=fair&amp;jcode=1876971&amp;vt_template=965&amp;adminview=1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Fellowship data sci n10 (~: policy-constrained; closed on 10/06)</text:p>
          </table:table-cell>
          <table:table-cell office:value-type="string" calcext:value-type="string">
            <text:p><text:a xlink:href="https://www.ukri.org/opportunity/esrc-adr-uk-no-10-data-science-fellowships-2021/" xlink:type="simple">https://www.ukri.org/opportunity/esrc-adr-uk-no-10-data-science-fellowships-2021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ony (~: private, far from topic – open 10/06)</text:p>
          </table:table-cell>
          <table:table-cell office:value-type="string" calcext:value-type="string">
            <text:p><text:a xlink:href="https://csl.sony.fr/jobs/" xlink:type="simple">https://csl.sony.fr/jobs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3">
          <table:table-cell office:value-type="string" calcext:value-type="string">
            <text:p>Macao with Stinkvitch (well paid, open subject; pb: begin date?) DEADLINE 01/07</text:p>
          </table:table-cell>
          <table:table-cell office:value-type="string" calcext:value-type="string">
            <text:p><text:a xlink:href="https://unu.edu/about/hr/academic/researcher-4-positions.html#overview" xlink:type="simple">https://unu.edu/about/hr/academic/researcher-4-positions.html#overview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4">
          <table:table-cell office:value-type="string" calcext:value-type="string">
            <text:p>Leeds: transport microsim – link covid (~:closed 10/06)</text:p>
          </table:table-cell>
          <table:table-cell office:value-type="string" calcext:value-type="string">
            <text:p><text:a xlink:href="https://jobs.leeds.ac.uk/Vacancy.aspx?id=20405&amp;forced=2" xlink:type="simple">https://jobs.leeds.ac.uk/Vacancy.aspx?id=20405&amp;forced=2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jobs.leeds.ac.uk/Vacancy.aspx?id=20522&amp;forced=2" xlink:type="simple">https://jobs.leeds.ac.uk/Vacancy.aspx?id=20522&amp;forced=2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5">
          <table:table-cell office:value-type="string" calcext:value-type="string">
            <text:p>Chercheur senior ENPC (~: requirements, management role?)</text:p>
          </table:table-cell>
          <table:table-cell office:value-type="string" calcext:value-type="string">
            <text:p>Misc/Positions/DR-LVMT-Chercheur-senior-en-data-science-vf-scg.pdf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cturer Liverpool planning: ~</text:p>
          </table:table-cell>
          <table:table-cell office:value-type="string" calcext:value-type="string">
            <text:p><text:a xlink:href="https://my.corehr.com/pls/ulivrecruit/erq_jobspec_version_4.display_form?p_company=1&amp;p_internal_external=E&amp;p_display_in_irish=N&amp;p_process_type=&amp;p_applicant_no=&amp;p_form_profile_detail=&amp;p_display_apply_ind=Y&amp;p_refresh_search=Y&amp;p_recruitment_id=028930" xlink:type="simple">https://my.corehr.com/pls/ulivrecruit/erq_jobspec_version_4.display_form?p_company=1&amp;p_internal_external=E&amp;p_display_in_irish=N&amp;p_process_type=&amp;p_applicant_no=&amp;p_form_profile_detail=&amp;p_display_apply_ind=Y&amp;p_refresh_search=Y&amp;p_recruitment_id=02893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cturer socio essex : ~</text:p>
          </table:table-cell>
          <table:table-cell office:value-type="string" calcext:value-type="string">
            <text:p><text:a xlink:href="https://hrorganiser.essex.ac.uk/tlive_webrecruitment/wrd/run/ETREC107GF.open?VACANCY_ID=023433NxwY&amp;WVID=9918109NEm&amp;LANG=USA" xlink:type="simple">https://hrorganiser.essex.ac.uk/tlive_webrecruitment/wrd/run/ETREC107GF.open?VACANCY_ID=023433NxwY&amp;WVID=9918109NEm&amp;LANG=USA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resilience Oxford (dead 26/05)</text:p>
          </table:table-cell>
          <table:table-cell office:value-type="string" calcext:value-type="string">
            <text:p><text:a xlink:href="https://my.corehr.com/pls/uoxrecruit/erq_jobspec_version_4.display_form?p_company=10&amp;p_internal_external=E&amp;p_display_in_irish=N&amp;p_process_type=&amp;p_applicant_no=&amp;p_form_profile_detail=&amp;p_display_apply_ind=Y&amp;p_refresh_search=Y&amp;p_recruitment_id=149872" xlink:type="simple">https://my.corehr.com/pls/uoxrecruit/erq_jobspec_version_4.display_form?p_company=10&amp;p_internal_external=E&amp;p_display_in_irish=N&amp;p_process_type=&amp;p_applicant_no=&amp;p_form_profile_detail=&amp;p_display_apply_ind=Y&amp;p_refresh_search=Y&amp;p_recruitment_id=149872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circeco WUR (dead 26/05)</text:p>
          </table:table-cell>
          <table:table-cell office:value-type="string" calcext:value-type="string">
            <text:p><text:a xlink:href="https://www.wur.nl/en/vacancy/Postdoc-position-Really-closing-the-Loop-the-role-of-cities-in-circular-Food-Systems.htm" xlink:type="simple">https://www.wur.nl/en/vacancy/Postdoc-position-Really-closing-the-Loop-the-role-of-cities-in-circular-Food-Systems.htm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nure track cafoscari (dead 06/05)</text:p>
          </table:table-cell>
          <table:table-cell office:value-type="string" calcext:value-type="string">
            <text:p><text:a xlink:href="https://inomics.com/job/tenure-track-position-in-mathematics-for-economics-at-ca-foscari-university-venice-italy-associate-professor-1511200" xlink:type="simple">https://inomics.com/job/tenure-track-position-in-mathematics-for-economics-at-ca-foscari-university-venice-italy-associate-professor-151120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cturer MIT (~: planning)</text:p>
          </table:table-cell>
          <table:table-cell office:value-type="string" calcext:value-type="string">
            <text:p><text:a xlink:href="https://apply.interfolio.com/86148" xlink:type="simple">https://apply.interfolio.com/86148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cturer Bristol (~)</text:p>
          </table:table-cell>
          <table:table-cell office:value-type="string" calcext:value-type="string">
            <text:p><text:a xlink:href="https://www.jobs.ac.uk/job/CFF558/lecturer-in-geographical-information-science" xlink:type="simple">https://www.jobs.ac.uk/job/CFF558/lecturer-in-geographical-information-science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digital twins Singapore (~)</text:p>
          </table:table-cell>
          <table:table-cell office:value-type="string" calcext:value-type="string">
            <text:p><text:a xlink:href="https://ual.sg/openings/ads/2021-04-postdoc/" xlink:type="simple">https://ual.sg/openings/ads/2021-04-postdoc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Leiden (fit ~)</text:p>
          </table:table-cell>
          <table:table-cell office:value-type="string" calcext:value-type="string">
            <text:p><text:a xlink:href="https://www.academictransfer.com/nl/299434/postdoc-science-studies/" xlink:type="simple">https://www.academictransfer.com/nl/299434/postdoc-science-studies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cturer Glasgow (too late 04/05)</text:p>
          </table:table-cell>
          <table:table-cell office:value-type="string" calcext:value-type="string">
            <text:p><text:a xlink:href="https://www.jobs.ac.uk/job/CFB195/lecturer-senior-lecturer-in-geospatial-information-science-gis" xlink:type="simple">https://www.jobs.ac.uk/job/CFB195/lecturer-senior-lecturer-in-geospatial-information-science-gi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sa C Zhong</text:p>
          </table:table-cell>
          <table:table-cell office:value-type="string" calcext:value-type="string">
            <text:p><text:a xlink:href="https://www.jobs.ac.uk/job/CFN347/research-fellow-in-urban-mobility" xlink:type="simple">https://www.jobs.ac.uk/job/CFN347/research-fellow-in-urban-mobility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aalto (31/05)</text:p>
          </table:table-cell>
          <table:table-cell office:value-type="string" calcext:value-type="string">
            <text:p><text:a xlink:href="https://www.aalto.fi/en/open-positions/positions-for-multidisciplinary-postdoctoral-researchers-in-built-environment" xlink:type="simple">https://www.aalto.fi/en/open-positions/positions-for-multidisciplinary-postdoctoral-researchers-in-built-environment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Postdoctorat 12 mois : mobilités de pratiquants de sport de nature en montagn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(geotamtam – too late 16/04 le 28/04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SE 04/05 (~: start 01/09)</text:p>
          </table:table-cell>
          <table:table-cell office:value-type="string" calcext:value-type="string">
            <text:p><text:a xlink:href="https://jobs.lse.ac.uk/Vacancies/W/6543/0/293831/15539/lse-fellow-in-geographic-data-science" xlink:type="simple">https://jobs.lse.ac.uk/Vacancies/W/6543/0/293831/15539/lse-fellow-in-geographic-data-science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f Glasgow: too advanced</text:p>
          </table:table-cell>
          <table:table-cell office:value-type="string" calcext:value-type="string">
            <text:p><text:a xlink:href="https://www.flipsnack.com/UofGRecruitment/professor-in-urban-analytics-u5wkyqe95e.html" xlink:type="simple">https://www.flipsnack.com/UofGRecruitment/professor-in-urban-analytics-u5wkyqe95e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Clermont petites lignes</text:p>
          </table:table-cell>
          <table:table-cell office:value-type="string" calcext:value-type="string">
            <text:p><text:a xlink:href="https://seafile.agroparistech.fr/f/305b0a8ee6a54372ae74/" xlink:type="simple">https://seafile.agroparistech.fr/f/305b0a8ee6a54372ae74/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sujet interessant, mais dead: 6 mois, mi avril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YSU Business school?(akadeus)</text:p>
          </table:table-cell>
          <table:table-cell office:value-type="string" calcext:value-type="string">
            <text:p><text:a xlink:href="https://www.akadeus.com/announcement,a5201.html" xlink:type="simple">https://www.akadeus.com/announcement,a5201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a lead at red10 (mail Adam 15/03)</text:p>
          </table:table-cell>
          <table:table-cell office:value-type="string" calcext:value-type="string">
            <text:p><text:a xlink:href="https://www.reds10.com/" xlink:type="simple">https://www.reds10.com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SMF: only for still in phd – fail</text:p>
          </table:table-cell>
          <table:table-cell office:value-type="string" calcext:value-type="string">
            <text:p><text:a xlink:href="https://www.jsmf.org/apply/fellowship/" xlink:type="simple">https://www.jsmf.org/apply/fellowship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Liser 31/03</text:p>
          </table:table-cell>
          <table:table-cell office:value-type="string" calcext:value-type="string">
            <text:p><text:a xlink:href="https://jobs.liser.lu/jobs/detail/research-associate-in-spatial-data-science-and-geospatial-infrastructure-postdoc-m-f-ref-21-06-169" xlink:type="simple">https://jobs.liser.lu/jobs/detail/research-associate-in-spatial-data-science-and-geospatial-infrastructure-postdoc-m-f-ref-21-06-169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Turing ABM eco shocks</text:p>
          </table:table-cell>
          <table:table-cell office:value-type="string" calcext:value-type="string">
            <text:p><text:a xlink:href="https://cezanneondemand.intervieweb.it/turing/jobs/postdoctoral_research_associate_agent__computing_models_to_study_socioeconomic_shocks_and_policy_interventions_x2_12825/en/" xlink:type="simple">https://cezanneondemand.intervieweb.it/turing/jobs/postdoctoral_research_associate_agent__computing_models_to_study_socioeconomic_shocks_and_policy_interventions_x2_12825/en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cturer UCL Geography (02/04)</text:p>
          </table:table-cell>
          <table:table-cell office:value-type="string" calcext:value-type="string">
            <text:p><text:a xlink:href="https://atsv7.wcn.co.uk/search_engine/jobs.cgi?amNvZGU9MTg3NTA2NSZ2dF90ZW1wbGF0ZT05NjYmb3duZXI9NTA0MTE3OCZvd25lcnR5cGU9ZmFpciZicmFuZF9pZD0wJnZhY194dHJhNTA0MTE3OC41MF81MDQxMTc4PTkyNzg2JnZhY3R5cGU9MTI3MSZwb3N0aW5nX2NvZGU9MjI0&amp;jcode=1875065&amp;vt_template=966&amp;owner=5041178&amp;ownertype=fair&amp;brand_id=0&amp;vac_xtra5041178.50_5041178=92786&amp;vactype=1271&amp;posting_code=224" xlink:type="simple">https://atsv7.wcn.co.uk/search_engine/jobs.cgi?amNvZGU9MTg3NTA2NSZ2dF90ZW1wbGF0ZT05NjYmb3duZXI9NTA0MTE3OCZvd25lcnR5cGU9ZmFpciZicmFuZF9pZD0wJnZhY194dHJhNTA0MTE3OC41MF81MDQxMTc4PTkyNzg2JnZhY3R5cGU9MTI3MSZwb3N0aW5nX2NvZGU9MjI0&amp;jcode=1875065&amp;vt_template=966&amp;owner=5041178&amp;ownertype=fair&amp;brand_id=0&amp;vac_xtra5041178.50_5041178=92786&amp;vactype=1271&amp;posting_code=224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hese LVMT Bonin transitions</text:p>
          </table:table-cell>
          <table:table-cell office:value-type="string" calcext:value-type="string">
            <text:p><text:a xlink:href="https://www.ifsttar.fr/offres-theses/sujet.php?num=2439&amp;num_session=1" xlink:type="simple">https://www.ifsttar.fr/offres-theses/sujet.php?num=2439&amp;num_session=1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RDD: LVMT/IG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a sci reg ad</text:p>
          </table:table-cell>
          <table:table-cell office:value-type="string" calcext:value-type="string">
            <text:p><text:a xlink:href="https://www.asa.org.uk/about-asa-and-cap/careers-at-the-asa/vacancies.html" xlink:type="simple">https://www.asa.org.uk/about-asa-and-cap/careers-at-the-asa/vacancies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CLT (comp bio)</text:p>
          </table:table-cell>
          <table:table-cell office:value-type="string" calcext:value-type="string">
            <text:p><text:a xlink:href="https://www.unive.it/pag/fileadmin/user_upload/centri/ECLT/documenti/Bando_assegno_DC-ren_7_EN_PUBBLICAZIONE.pdf" xlink:type="simple">https://www.unive.it/pag/fileadmin/user_upload/centri/ECLT/documenti/Bando_assegno_DC-ren_7_EN_PUBBLICAZIONE.pdf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MB Berlin postdoc 3years</text:p>
          </table:table-cell>
          <table:table-cell office:value-type="string" calcext:value-type="string">
            <text:p><text:a xlink:href="https://cmb.huma-num.fr/position-as-early-career-researcher-up-to-3-years/" xlink:type="simple">https://cmb.huma-num.fr/position-as-early-career-researcher-up-to-3-years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cours inrae? 04/03</text:p>
          </table:table-cell>
          <table:table-cell office:value-type="string" calcext:value-type="string">
            <text:p><text:a xlink:href="https://jobs.inrae.fr/concours/concours-charges-recherche-classe-normale-profil-h-f" xlink:type="simple">https://jobs.inrae.fr/concours/concours-charges-recherche-classe-normale-profil-h-f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ulouse simulation</text:p>
          </table:table-cell>
          <table:table-cell office:value-type="string" calcext:value-type="string">
            <text:p><text:a xlink:href="https://jobs.inrae.fr/concours/concours-charges-recherche-classe-normale-profil-h-f/cr-2021-mathnum-2" xlink:type="simple">https://jobs.inrae.fr/concours/concours-charges-recherche-classe-normale-profil-h-f/cr-2021-mathnum-2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uyane transition</text:p>
          </table:table-cell>
          <table:table-cell office:value-type="string" calcext:value-type="string">
            <text:p><text:a xlink:href="https://jobs.inrae.fr/concours/concours-charges-recherche-classe-normale-profil-h-f/cr-2021-ecosocio-2" xlink:type="simple">https://jobs.inrae.fr/concours/concours-charges-recherche-classe-normale-profil-h-f/cr-2021-ecosocio-2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ignon ML-alimentation</text:p>
          </table:table-cell>
          <table:table-cell office:value-type="string" calcext:value-type="string">
            <text:p><text:a xlink:href="https://jobs.inrae.fr/concours/concours-charges-recherche-classe-normale-profil-h-f/cr-2021-ecosocio-1" xlink:type="simple">https://jobs.inrae.fr/concours/concours-charges-recherche-classe-normale-profil-h-f/cr-2021-ecosocio-1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ris math: trop matheux</text:p>
          </table:table-cell>
          <table:table-cell office:value-type="string" calcext:value-type="string">
            <text:p><text:a xlink:href="https://jobs.inrae.fr/concours/concours-charges-recherche-classe-normale-profil-h-f/cr-2021-mathnum-1" xlink:type="simple">https://jobs.inrae.fr/concours/concours-charges-recherche-classe-normale-profil-h-f/cr-2021-mathnum-1</text:a>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r cnam? Need HDR!</text:p>
          </table:table-cell>
          <table:table-cell office:value-type="string" calcext:value-type="string">
            <text:p><text:a xlink:href="https://presentation.cnam.fr/le-cnam-recrute/recrutement-de-6-professeurs-du-cnam-1230698.kjsp?RH=EMP" xlink:type="simple">https://presentation.cnam.fr/le-cnam-recrute/recrutement-de-6-professeurs-du-cnam-1230698.kjsp?RH=EMP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ransport policy Glasgow 21/02</text:p>
          </table:table-cell>
          <table:table-cell office:value-type="string" calcext:value-type="string">
            <text:p><text:a xlink:href="https://strathvacancies.engageats.co.uk/ViewVacancyV2.aspx?enc=mEgrBL4XQK0+ld8aNkwYmGngOELm0f24rCuTNWs7LGi21P21+S4vP91jnvykNzMmw3G3pLPKliDM9cDoTaoSTPoblCohlqTJAG5jTQ5AWUWXUPtTco8qIg0BftbIoRiXnG6ZZ+PAMGLrboc7Iq1D8A" xlink:type="simple">https://strathvacancies.engageats.co.uk/ViewVacancyV2.aspx?enc=mEgrBL4XQK0+ld8aNkwYmGngOELm0f24rCuTNWs7LGi21P21+S4vP91jnvykNzMmw3G3pLPKliDM9cDoTaoSTPoblCohlqTJAG5jTQ5AWUWXUPtTco8qIg0BftbIoRiXnG6ZZ+PAMGLrboc7Iq1D8A</text:a>==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esta (Research Scientist 15/02)</text:p>
          </table:table-cell>
          <table:table-cell office:value-type="string" calcext:value-type="string">
            <text:p><text:a xlink:href="https://www.nesta.org.uk/jobs/" xlink:type="simple">https://www.nesta.org.uk/jobs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ransport data scientist arup (dead 14/01)</text:p>
          </table:table-cell>
          <table:table-cell office:value-type="string" calcext:value-type="string">
            <text:p><text:a xlink:href="https://jobs.arup.com/jobs/transport-data-scientist-3021" xlink:type="simple">https://jobs.arup.com/jobs/transport-data-scientist-3021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lft associate prof urban studies (dead 14/01)</text:p>
          </table:table-cell>
          <table:table-cell office:value-type="string" calcext:value-type="string">
            <text:p><text:a xlink:href="https://www.tudelft.nl/over-tu-delft/werken-bij-tu-delft/vacatures/details/?jobId=1631&amp;jobTitle=Associate%20Professor%20in%20Urban%20Studies" xlink:type="simple">https://www.tudelft.nl/over-tu-delft/werken-bij-tu-delft/vacatures/details/?jobId=1631&amp;jobTitle=Associate%20Professor%20in%20Urban%20Studie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S Computational Social Science</text:p>
          </table:table-cell>
          <table:table-cell office:value-type="string" calcext:value-type="string">
            <text:p><text:a xlink:href="https://careers-twosixlabs.icims.com/jobs/1196/job?mobile=false&amp;width=1296&amp;height=500&amp;bga=true&amp;needsRedirect=false&amp;jan1offset=0&amp;jun1offset=60" xlink:type="simple">https://careers-twosixlabs.icims.com/jobs/1196/job?mobile=false&amp;width=1296&amp;height=500&amp;bga=true&amp;needsRedirect=false&amp;jan1offset=0&amp;jun1offset=6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Imperial energy</text:p>
          </table:table-cell>
          <table:table-cell office:value-type="string" calcext:value-type="string">
            <text:p><text:a xlink:href="https://www.imperial.ac.uk/jobs/description/BUS00310/research-associate-energy-and-environmental-economics" xlink:type="simple">https://www.imperial.ac.uk/jobs/description/BUS00310/research-associate-energy-and-environmental-economic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MIT environment</text:p>
          </table:table-cell>
          <table:table-cell office:value-type="string" calcext:value-type="string">
            <text:p><text:a xlink:href="https://careers.peopleclick.com/careerscp/client_mit/external/jobDetails/jobDetail.html?jobPostId=19432&amp;localeCode=en-us" xlink:type="simple">https://careers.peopleclick.com/careerscp/client_mit/external/jobDetails/jobDetail.html?jobPostId=19432&amp;localeCode=en-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mputation inequalities MIT 15/12</text:p>
          </table:table-cell>
          <table:table-cell office:value-type="string" calcext:value-type="string">
            <text:p><text:a xlink:href="https://apply.interfolio.com/80566" xlink:type="simple">https://apply.interfolio.com/80566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SE Lecturer 13/12</text:p>
          </table:table-cell>
          <table:table-cell office:value-type="string" calcext:value-type="string">
            <text:p><text:a xlink:href="https://jobs.lse.ac.uk/Vacancies/W/1386/0/281980/15539/assistant-professorial-lecturer-in-geographical-data-science" xlink:type="simple">https://jobs.lse.ac.uk/Vacancies/W/1386/0/281980/15539/assistant-professorial-lecturer-in-geographical-data-science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verhulme Oxford 07/12</text:p>
          </table:table-cell>
          <table:table-cell office:value-type="string" calcext:value-type="string">
            <text:p><text:a xlink:href="https://www.jobs.ac.uk/job/CCK762/postdoctoral-researcher-leverhulme-centre-for-demographic-research" xlink:type="simple">https://www.jobs.ac.uk/job/CCK762/postdoctoral-researcher-leverhulme-centre-for-demographic-research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PSRC schemes?</text:p>
          </table:table-cell>
          <table:table-cell office:value-type="string" calcext:value-type="string">
            <text:p><text:a xlink:href="https://epsrc.ukri.org/skills/fellows/" xlink:type="simple">https://epsrc.ukri.org/skills/fellows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SER 31/12</text:p>
          </table:table-cell>
          <table:table-cell office:value-type="string" calcext:value-type="string">
            <text:p><text:a xlink:href="https://jobs.liser.lu/jobs/detail/research-associate-post-doc-in-urban-modelling-and-spatial-data-analytics-m-f-ref-20-15-157" xlink:type="simple">https://jobs.liser.lu/jobs/detail/research-associate-post-doc-in-urban-modelling-and-spatial-data-analytics-m-f-ref-20-15-157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CL Eng 9/12 (1y: not interesting→ 31/12)</text:p>
          </table:table-cell>
          <table:table-cell office:value-type="string" calcext:value-type="string">
            <text:p><text:a xlink:href="https://atsv7.wcn.co.uk/search_engine/jobs.cgi?amNvZGU9MTg3MzAyMCZ2dF90ZW1wbGF0ZT05NjUmb3duZXI9NTA0MTE3OCZvd25lcnR5cGU9ZmFpciZicmFuZF9pZD0wJmpvYl9yZWZfY29kZT0xODczMDIwJnBvc3RpbmdfY29kZT0yMjQ%3D=&amp;jcode=1873020&amp;vt_template=965&amp;owner=5041178&amp;ownertype=fair&amp;brand_id=0&amp;job_ref_code=1873020&amp;posting_code=224" xlink:type="simple">https://atsv7.wcn.co.uk/search_engine/jobs.cgi?amNvZGU9MTg3MzAyMCZ2dF90ZW1wbGF0ZT05NjUmb3duZXI9NTA0MTE3OCZvd25lcnR5cGU9ZmFpciZicmFuZF9pZD0wJmpvYl9yZWZfY29kZT0xODczMDIwJnBvc3RpbmdfY29kZT0yMjQ%3D=&amp;jcode=1873020&amp;vt_template=965&amp;owner=5041178&amp;ownertype=fair&amp;brand_id=0&amp;job_ref_code=1873020&amp;posting_code=224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Oxford: expired?</text:p>
          </table:table-cell>
          <table:table-cell office:value-type="string" calcext:value-type="string">
            <text:p><text:a xlink:href="https://www.geog.ox.ac.uk/news/jobs/" xlink:type="simple">https://www.geog.ox.ac.uk/news/jobs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urich comp soc sci 14/12</text:p>
          </table:table-cell>
          <table:table-cell office:value-type="string" calcext:value-type="string">
            <text:p><text:a xlink:href="https://www.jobs.ethz.ch/job/view/JOPG_ethz_9VurY5OekAs4Mpq6fG" xlink:type="simple">https://www.jobs.ethz.ch/job/view/JOPG_ethz_9VurY5OekAs4Mpq6fG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bservatoire territoires</text:p>
          </table:table-cell>
          <table:table-cell office:value-type="string" calcext:value-type="string">
            <text:p><text:a xlink:href="https://www.place-emploi-public.gouv.fr/offre-emploi/responsable-de-l-equipe-en-charge-de-l-observatoire-des-territoires-reference-2020-425141" xlink:type="simple">https://www.place-emploi-public.gouv.fr/offre-emploi/responsable-de-l-equipe-en-charge-de-l-observatoire-des-territoires-reference-2020-425141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cturer Glasgow</text:p>
          </table:table-cell>
          <table:table-cell office:value-type="string" calcext:value-type="string">
            <text:p><text:a xlink:href="https://www.jobs.ac.uk/job/CCC576/lecturer-senior-lecturer-or-reader-in-geospatial-data-science" xlink:type="simple">https://www.jobs.ac.uk/job/CCC576/lecturer-senior-lecturer-or-reader-in-geospatial-data-science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qualif CNU</text:p>
          </table:table-cell>
          <table:table-cell office:value-type="string" calcext:value-type="string">
            <text:p><text:a xlink:href="https://www.conseil-national-des-universites.fr/cnu/#/entite/entiteName/CNU/idChild/32/idNode/3745-3899" xlink:type="simple">https://www.conseil-national-des-universites.fr/cnu/#/entite/entiteName/CNU/idChild/32/idNode/3745-3899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ust Twente</text:p>
          </table:table-cell>
          <table:table-cell office:value-type="string" calcext:value-type="string">
            <text:p><text:a xlink:href="https://www.academictransfer.com/en/293240/assistant-professor-in-sustainability-and-complex-adaptive-systems/" xlink:type="simple">https://www.academictransfer.com/en/293240/assistant-professor-in-sustainability-and-complex-adaptive-systems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cturer Leeds</text:p>
          </table:table-cell>
          <table:table-cell office:value-type="string" calcext:value-type="string">
            <text:p><text:a xlink:href="https://jobs.leeds.ac.uk/vacancy.aspx?ref=ENVGE1126&amp;s=09" xlink:type="simple">https://jobs.leeds.ac.uk/vacancy.aspx?ref=ENVGE1126&amp;s=09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agenigen urban eco</text:p>
          </table:table-cell>
          <table:table-cell office:value-type="string" calcext:value-type="string">
            <text:p><text:a xlink:href="https://www.wur.nl/en/vacancy/AssociateAssistant-Professor-Urban-Economics-Tenure-Track-Position.htm" xlink:type="simple">https://www.wur.nl/en/vacancy/AssociateAssistant-Professor-Urban-Economics-Tenure-Track-Position.htm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cturer Geocomp</text:p>
          </table:table-cell>
          <table:table-cell office:value-type="string" calcext:value-type="string">
            <text:p><text:a xlink:href="https://www.universityvacancies.com/maynooth-university/lecturerassistant-professor-permanent-national-centre-geocomputationdepartment" xlink:type="simple">https://www.universityvacancies.com/maynooth-university/lecturerassistant-professor-permanent-national-centre-geocomputationdepartment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Columbia</text:p>
          </table:table-cell>
          <table:table-cell office:value-type="string" calcext:value-type="string">
            <text:p><text:a xlink:href="https://www.dropbox.com/s/uojratyckqq2b9u/PostDoc_Position.pdf?dl=0" xlink:type="simple">https://www.dropbox.com/s/uojratyckqq2b9u/PostDoc_Position.pdf?dl=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cturer Liverpool</text:p>
          </table:table-cell>
          <table:table-cell office:value-type="string" calcext:value-type="string">
            <text:p><text:a xlink:href="https://www.jobs.ac.uk/job/CAO399/lecturer-in-data-and-human-geography-grade-8" xlink:type="simple">https://www.jobs.ac.uk/job/CAO399/lecturer-in-data-and-human-geography-grade-8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rosslabs Kyoto</text:p>
          </table:table-cell>
          <table:table-cell office:value-type="string" calcext:value-type="string">
            <text:p><text:a xlink:href="https://www.crosslabs.org/jobs" xlink:type="simple">https://www.crosslabs.org/job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lft CUSP</text:p>
          </table:table-cell>
          <table:table-cell office:value-type="string" calcext:value-type="string">
            <text:p><text:a xlink:href="https://www.tudelft.nl/over-tu-delft/werken-bij-tu-delft/vacatures/details/?jobId=603&amp;jobTitle=Postdoc%20Cities%2C%20Machine%20Learning%20and%20Network%20Science" xlink:type="simple">https://www.tudelft.nl/over-tu-delft/werken-bij-tu-delft/vacatures/details/?jobId=603&amp;jobTitle=Postdoc%20Cities%2C%20Machine%20Learning%20and%20Network%20Science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HS</text:p>
          </table:table-cell>
          <table:table-cell office:value-type="string" calcext:value-type="string">
            <text:p><text:a xlink:href="https://inshs.cnrs.fr/fr/appel-candidature-2020-trois-contrats-post-doctoraux-en-shs" xlink:type="simple">https://inshs.cnrs.fr/fr/appel-candidature-2020-trois-contrats-post-doctoraux-en-sh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Japon Sony labs</text:p>
          </table:table-cell>
          <table:table-cell office:value-type="string" calcext:value-type="string">
            <text:p><text:a xlink:href="https://www.sonycsl.co.jp/wp-content/uploads/2020/05/CSLKyoto_PostDoctoral_EN.pdf" xlink:type="simple">https://www.sonycsl.co.jp/wp-content/uploads/2020/05/CSLKyoto_PostDoctoral_EN.pdf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Venise</text:p>
          </table:table-cell>
          <table:table-cell office:value-type="string" calcext:value-type="string">
            <text:p><text:a xlink:href="https://www.unive.it/pag/fileadmin/user_upload/centri/ECLT/documenti/Call_AREA_ECLT-HSC.pdf" xlink:type="simple">https://www.unive.it/pag/fileadmin/user_upload/centri/ECLT/documenti/Call_AREA_ECLT-HSC.pdf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Helbing</text:p>
          </table:table-cell>
          <table:table-cell office:value-type="string" calcext:value-type="string">
            <text:p><text:a xlink:href="https://jobs.ethz.ch/job/view/2940" xlink:type="simple">https://jobs.ethz.ch/job/view/294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Aalto</text:p>
          </table:table-cell>
          <table:table-cell office:value-type="string" calcext:value-type="string">
            <text:p><text:a xlink:href="https://www.aalto.fi/en/open-positions/postdoctoral-researcher-in-digital-urban-and-data-analytics" xlink:type="simple">https://www.aalto.fi/en/open-positions/postdoctoral-researcher-in-digital-urban-and-data-analytic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IOER</text:p>
          </table:table-cell>
          <table:table-cell office:value-type="string" calcext:value-type="string">
            <text:p><text:a xlink:href="https://www.ioer.de/1/news/vacancies/" xlink:type="simple">https://www.ioer.de/1/news/vacancies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CRI</text:p>
          </table:table-cell>
          <table:table-cell office:value-type="string" calcext:value-type="string">
            <text:p><text:a xlink:href="https://research.cri-paris.org/jobs/job-postdoc" xlink:type="simple">https://research.cri-paris.org/jobs/job-postdoc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R LAET</text:p>
          </table:table-cell>
          <table:table-cell office:value-type="string" calcext:value-type="string">
            <text:p><text:a xlink:href="https://www.concours.developpement-durable.gouv.fr/charge-e-de-recherche-du-developpement-durable-de-a126.html#top" xlink:type="simple">https://www.concours.developpement-durable.gouv.fr/charge-e-de-recherche-du-developpement-durable-de-a126.html#top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P Sciences Po</text:p>
          </table:table-cell>
          <table:table-cell office:value-type="string" calcext:value-type="string">
            <text:p><text:a xlink:href="https://medialab.sciencespo.fr/actu/recrute-une-assistant-prof-sciences-sociales-computationnelles/" xlink:type="simple">https://medialab.sciencespo.fr/actu/recrute-une-assistant-prof-sciences-sociales-computationnelles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scaling SFI (asap ?)</text:p>
          </table:table-cell>
          <table:table-cell office:value-type="string" calcext:value-type="string">
            <text:p><text:a xlink:href="https://www.santafe.edu/jobs/Postdoctoral-Position-In-Scaling-Theory" xlink:type="simple">https://www.santafe.edu/jobs/Postdoctoral-Position-In-Scaling-Theory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ynooth ; pb: ML/CS ?</text:p>
          </table:table-cell>
          <table:table-cell office:value-type="string" calcext:value-type="string">
            <text:p><text:a xlink:href="https://www.jobs.ac.uk/job/BXR851/lecturer-in-computer-science-machine-learning" xlink:type="simple">https://www.jobs.ac.uk/job/BXR851/lecturer-in-computer-science-machine-learning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xford (~ ; 23/01 !)</text:p>
          </table:table-cell>
          <table:table-cell office:value-type="string" calcext:value-type="string">
            <text:p><text:a xlink:href="https://my.corehr.com/pls/uoxrecruit/erq_jobspec_version_4.display_form?p_company=10&amp;p_internal_external=E&amp;p_display_in_irish=N&amp;p_process_type=&amp;p_applicant_no=&amp;p_form_profile_detail=&amp;p_display_apply_ind=Y&amp;p_refresh_search=Y&amp;p_recruitment_id=144895" xlink:type="simple">https://my.corehr.com/pls/uoxrecruit/erq_jobspec_version_4.display_form?p_company=10&amp;p_internal_external=E&amp;p_display_in_irish=N&amp;p_process_type=&amp;p_applicant_no=&amp;p_form_profile_detail=&amp;p_display_apply_ind=Y&amp;p_refresh_search=Y&amp;p_recruitment_id=144895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KU</text:p>
          </table:table-cell>
          <table:table-cell office:value-type="string" calcext:value-type="string">
            <text:p><text:a xlink:href="https://jobs.hku.hk/cw/en/job/499510/professor-in-urban-studiesplanning-and-head-of-the-department-of-urban-planning-and-design" xlink:type="simple">https://jobs.hku.hk/cw/en/job/499510/professor-in-urban-studiesplanning-and-head-of-the-department-of-urban-planning-and-desig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UVM (OpenSource) ! 20/02</text:p>
          </table:table-cell>
          <table:table-cell office:value-type="string" calcext:value-type="string">
            <text:p><text:a xlink:href="https://vermontcomplexsystems.org/education/funding/" xlink:type="simple">https://vermontcomplexsystems.org/education/funding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nure Track Delft 31/01</text:p>
          </table:table-cell>
          <table:table-cell office:value-type="string" calcext:value-type="string">
            <text:p><text:a xlink:href="https://www.academictransfer.com/en/287898/assistant-professor-tenure-track-in-urban-studies/" xlink:type="simple">https://www.academictransfer.com/en/287898/assistant-professor-tenure-track-in-urban-studies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sa lecturer ?</text:p>
          </table:table-cell>
          <table:table-cell office:value-type="string" calcext:value-type="string">
            <text:p><text:a xlink:href="https://atsv7.wcn.co.uk/search_engine/jobs.cgi?owner=5041385&amp;ownertype=fair&amp;jcode=1850045&amp;vt_template=966&amp;adminview=1" xlink:type="simple">https://atsv7.wcn.co.uk/search_engine/jobs.cgi?owner=5041385&amp;ownertype=fair&amp;jcode=1850045&amp;vt_template=966&amp;adminview=1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es CNRS (deadline 7 janvier)</text:p>
          </table:table-cell>
          <table:table-cell office:value-type="string" calcext:value-type="string">
            <text:p><text:a xlink:href="https://www.legifrance.gouv.fr/affichTexte.do;jsessionid=E434BDD475DD40EC1E53F08B5A09CA94.tplgfr23s_2?cidTexte=JORFTEXT000039435047&amp;dateTexte=&amp;oldAction=rechJO&amp;categorieLien=id&amp;idJO=JORFCONT000039434416" xlink:type="simple">https://www.legifrance.gouv.fr/affichTexte.do;jsessionid=E434BDD475DD40EC1E53F08B5A09CA94.tplgfr23s_2?cidTexte=JORFTEXT000039435047&amp;dateTexte=&amp;oldAction=rechJO&amp;categorieLien=id&amp;idJO=JORFCONT000039434416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alto university – Sarakami</text:p>
          </table:table-cell>
          <table:table-cell office:value-type="string" calcext:value-type="string">
            <text:p><text:a xlink:href="https://jarisaramaki.fi/2019/11/15/postdoc-wanted-network-science-public-transport-networks-cities-etc/amp/?__twitter_impression=true" xlink:type="simple">https://jarisaramaki.fi/2019/11/15/postdoc-wanted-network-science-public-transport-networks-cities-etc/amp/?__twitter_impression=true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https://atsv7.wcn.co.uk/search_engine/jobs.cgi?owner=5041573&amp;ownertype=fair&amp;jcode=1829813&amp;vt_template=965&amp;adminview=1" xlink:type="simple">https://atsv7.wcn.co.uk/search_engine/jobs.cgi?owner=5041573&amp;ownertype=fair&amp;jcode=1829813&amp;vt_template=965&amp;adminview=1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tseus ?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C Boulder</text:p>
          </table:table-cell>
          <table:table-cell office:value-type="string" calcext:value-type="string">
            <text:p><text:a xlink:href="https://jobs.colorado.edu/jobs/JobDetail/?jobId=21039" xlink:type="simple">https://jobs.colorado.edu/jobs/JobDetail/?jobId=21039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nure track UNAM?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rthwestern</text:p>
          </table:table-cell>
          <table:table-cell office:value-type="string" calcext:value-type="string">
            <text:p><text:a xlink:href="https://www.nico.northwestern.edu/jobs.html" xlink:type="simple">https://www.nico.northwestern.edu/jobs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nure track complex systems Umichigan</text:p>
          </table:table-cell>
          <table:table-cell office:value-type="string" calcext:value-type="string">
            <text:p><text:a xlink:href="https://chroniclevitae.com/jobs/0000498506-01" xlink:type="simple">https://chroniclevitae.com/jobs/0000498506-01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sa harmony</text:p>
          </table:table-cell>
          <table:table-cell office:value-type="string" calcext:value-type="string">
            <text:p><text:a xlink:href="https://atsv7.wcn.co.uk/search_engine/jobs.cgi?owner=5041385&amp;ownertype=fair&amp;jcode=1820325&amp;vt_template=965&amp;adminview=1" xlink:type="simple">https://atsv7.wcn.co.uk/search_engine/jobs.cgi?owner=5041385&amp;ownertype=fair&amp;jcode=1820325&amp;vt_template=965&amp;adminview=1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lexity hub Vienna</text:p>
          </table:table-cell>
          <table:table-cell office:value-type="string" calcext:value-type="string">
            <text:p>csh.ac.at/job-openings/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DE abm</text:p>
          </table:table-cell>
          <table:table-cell office:value-type="string" calcext:value-type="string">
            <text:p><text:a xlink:href="https://oecd.taleo.net/careersection/ext/jobdetail.ftl?job=13102&amp;lang=en#.XWZrxIFxero.linkedin" xlink:type="simple">https://oecd.taleo.net/careersection/ext/jobdetail.ftl?job=13102&amp;lang=en#.XWZrxIFxero.linkedi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doc Vermont</text:p>
          </table:table-cell>
          <table:table-cell office:value-type="string" calcext:value-type="string">
            <text:p><text:a xlink:href="http://vermontcomplexsystems.org/people/positions/" xlink:type="simple">http://vermontcomplexsystems.org/people/positions/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ure Track Amsterdam</text:p>
          </table:table-cell>
          <table:table-cell office:value-type="string" calcext:value-type="string">
            <text:p><text:a xlink:href="https://www.uva.nl/en/content/vacancies/2019/08/19-547-tenure-track-position-in-complexity.html?1567092530511&amp;1567500425389" xlink:type="simple">https://www.uva.nl/en/content/vacancies/2019/08/19-547-tenure-track-position-in-complexity.html?1567092530511&amp;1567500425389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UNAM</text:p>
          </table:table-cell>
          <table:table-cell office:value-type="string" calcext:value-type="string">
            <text:p>https://comdig.unam.mx/2019/03/28/postdoctoral-fellowships-at-the-centro-de-ciencias-de-la-complejidad-c3-unam/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R IRD</text:p>
          </table:table-cell>
          <table:table-cell office:value-type="string" calcext:value-type="string">
            <text:p>https://www.ird.fr/nous-rejoindre/l-ird-recrute/concours/concours-chercheurs-201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e Kisio ?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R IFSTTAR</text:p>
          </table:table-cell>
          <table:table-cell office:value-type="string" calcext:value-type="string">
            <text:p>https://www.concours.developpement-durable.gouv.fr/charge-e-de-recherche-du-developpement-durable-de-a126.htm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://www.concours.developpement-durable.gouv.fr/IMG/pdf/cr03_ifsttar_fiche_de_poste_lvmt_2019_vfinale.pdf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Grant fieldwork <text:a xlink:href="http://www.cefc.com.hk/research/jobs-scholarships/fieldwork-grant-2019/" xlink:type="simple">http://www.cefc.com.hk/research/jobs-scholarships/fieldwork-grant-2019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6">
          <table:table-cell office:value-type="string" calcext:value-type="string">
            <text:p>http://www.ntu.edu.sg/ohr/career/CurrentOpenings/ResearchOpenings/ComplexityInstitute/Pages/JOB-2018-0151535.aspx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http://www.ntu.edu.sg/ohr/career/CurrentOpenings/ResearchOpenings/SCSE/Pages/Research-Fellow-JOB-2018-0190430.aspx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http://www.ntu.edu.sg/ohr/career/CurrentOpenings/ResearchOpenings/ComplexityInstitute/Pages/RA-0181244.aspx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ttps://www.santafe.edu/jobs/SFI-Postdoc-Computational-Social-Scienc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FORE 24/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ttps://www.ucl.ac.uk/bartlett/casa/news/2018/sep/casa-recruiting-research-fellow-urban-modelling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https://www.fun.ac.jp/en/recruit201901/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bos acceuil cn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ecoleurbainedelyon.universite-lyon.fr/contact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lied-pieri.univ-paris-diderot.f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koyre.ehess.fr/index.php?367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miurban.uchicago.edu/our-work/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ttp://vermontcomplexsystems.org/people/positions/</text:p>
          </table:table-cell>
          <table:table-cell table:number-columns-repeated="4"/>
        </table:table-row>
        <table:table-row table:style-name="ro1" table:number-rows-repeated="104832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ssources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gram finder in STEM</text:p>
          </table:table-cell>
          <table:table-cell office:value-type="string" calcext:value-type="string">
            <text:p><text:a xlink:href="https://pathwaystoscience.org/Postdocs_Portal.aspx" xlink:type="simple">https://pathwaystoscience.org/Postdocs_Portal.aspx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sci</text:p>
          </table:table-cell>
          <table:table-cell office:value-type="string" calcext:value-type="string">
            <text:p><text:a xlink:href="https://netscisociety.net/jobs" xlink:type="simple">https://netscisociety.net/job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Jobrxiv</text:p>
          </table:table-cell>
          <table:table-cell office:value-type="string" calcext:value-type="string">
            <text:p><text:a xlink:href="https://jobrxiv.org/" xlink:type="simple">https://jobrxiv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disc ? https://www.slideshare.net/HirokiSayama/how-to-survive-as-an-interdisciplinary-be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 style:data-style-name="N2" text:time-value="17:15:51.046485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6-04T13:53:46.912964057</meta:creation-date>
    <dc:date>2022-01-21T17:16:16.236827649</dc:date>
    <meta:editing-duration>P61DT8H41M17S</meta:editing-duration>
    <meta:editing-cycles>128</meta:editing-cycles>
    <meta:generator>LibreOffice/6.4.7.2$Linux_X86_64 LibreOffice_project/40$Build-2</meta:generator>
    <meta:document-statistic meta:table-count="2" meta:cell-count="245" meta:object-count="0"/>
  </office:meta>
</office:document-meta>
</file>